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6233" officeooo:paragraph-rsid="0019623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d049c" officeooo:paragraph-rsid="001d049c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1618" officeooo:paragraph-rsid="001f161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1618" officeooo:paragraph-rsid="002287c0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96233" officeooo:paragraph-rsid="0019623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96233" officeooo:paragraph-rsid="001b1a97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d049c" officeooo:paragraph-rsid="001d049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1618" officeooo:paragraph-rsid="001f161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f1618" officeooo:paragraph-rsid="002287c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96233" officeooo:paragraph-rsid="00196233" fo:background-color="#e8f2a1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96233" officeooo:paragraph-rsid="001b1a97" fo:background-color="#e8f2a1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d049c" officeooo:paragraph-rsid="001d049c" fo:background-color="#e8f2a1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f1618" officeooo:paragraph-rsid="001f1618" fo:background-color="#e8f2a1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f1618" officeooo:paragraph-rsid="002287c0" fo:background-color="#e8f2a1" style:font-size-asian="12.25pt" style:font-weight-asian="normal" style:font-size-complex="14pt" style:font-weight-complex="normal"/>
    </style:style>
    <style:style style:name="P15" style:family="paragraph" style:parent-style-name="Standard">
      <style:text-properties officeooo:paragraph-rsid="0029988b" fo:background-color="#e8f2a1"/>
    </style:style>
    <style:style style:name="P16" style:family="paragraph" style:parent-style-name="Standard">
      <style:text-properties officeooo:paragraph-rsid="001a27ab" fo:background-color="#e8f2a1"/>
    </style:style>
    <style:style style:name="P17" style:family="paragraph" style:parent-style-name="Standard">
      <style:text-properties officeooo:paragraph-rsid="00196233" fo:background-color="#e8f2a1"/>
    </style:style>
    <style:style style:name="P18" style:family="paragraph" style:parent-style-name="Standard">
      <style:text-properties fo:font-size="14pt" fo:font-weight="normal" officeooo:rsid="003e3567" officeooo:paragraph-rsid="00196233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e3567" officeooo:paragraph-rsid="00196233" fo:background-color="#e8f2a1" style:font-size-asian="12.25pt" style:font-weight-asian="normal" style:font-size-complex="14pt" style:font-weight-complex="normal"/>
    </style:style>
    <style:style style:name="T1" style:family="text">
      <style:text-properties fo:font-size="14pt" fo:font-weight="normal" officeooo:rsid="00196233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b1a97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29988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2b519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3e3567" style:font-size-asian="12.25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27ab"/>
    </style:style>
    <style:style style:name="T8" style:family="text">
      <style:text-properties officeooo:rsid="001b1a97"/>
    </style:style>
    <style:style style:name="T9" style:family="text">
      <style:text-properties officeooo:rsid="001c2fc9"/>
    </style:style>
    <style:style style:name="T10" style:family="text">
      <style:text-properties officeooo:rsid="001c4f1c"/>
    </style:style>
    <style:style style:name="T11" style:family="text">
      <style:text-properties officeooo:rsid="001ec5c9"/>
    </style:style>
    <style:style style:name="T12" style:family="text">
      <style:text-properties officeooo:rsid="002287c0"/>
    </style:style>
    <style:style style:name="T13" style:family="text">
      <style:text-properties officeooo:rsid="0029988b"/>
    </style:style>
    <style:style style:name="T14" style:family="text">
      <style:text-properties officeooo:rsid="002ddfd9"/>
    </style:style>
    <style:style style:name="T15" style:family="text">
      <style:text-properties officeooo:rsid="002e34f3"/>
    </style:style>
    <style:style style:name="T16" style:family="text">
      <style:text-properties officeooo:rsid="002f8947"/>
    </style:style>
    <style:style style:name="T17" style:family="text">
      <style:text-properties officeooo:rsid="0033d18a"/>
    </style:style>
    <style:style style:name="T18" style:family="text">
      <style:text-properties officeooo:rsid="003e35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LIFE CONNECTION FLOW</text:p>
      <text:p text:style-name="P1"/>
      <text:p text:style-name="P10">- userA taps cell of userB they want to hang with</text:p>
      <text:p text:style-name="P5"/>
      <text:p text:style-name="P10">- userA receives an alert asking if they’re sure they want to connect. If no, nothing happens. </text:p>
      <text:p text:style-name="P5"/>
      <text:p text:style-name="P10">- if yes, userB cell disappears from userA’s tableview (see <text:span text:style-name="T6">subflow A</text:span>)</text:p>
      <text:p text:style-name="P5"/>
      <text:p text:style-name="P10">- userB receives a notification telling them userA wants to connect with them</text:p>
      <text:p text:style-name="P5"/>
      <text:p text:style-name="P15"><text:span text:style-name="T1">- </text:span><text:span text:style-name="T3">also when userA taps userB cell, <text:s/></text:span><text:span text:style-name="T4">userA’s profile/date plan is</text:span><text:span text:style-name="T3"> sav</text:span><text:span text:style-name="T4">ed</text:span><text:span text:style-name="T3"> to userB’s matchStatus subcollection, ‘accepted’ set to false. </text:span><text:span text:style-name="T2">This subcollection is used for populating the matches view – in it will be every status currently matched</text:span></text:p>
      <text:p text:style-name="P5"/>
      <text:p text:style-name="P10">- a number notification <text:span text:style-name="T13">is </text:span>also <text:span text:style-name="T13">triggered and </text:span>appears on the ‘match’ barbuttonitem in the top right (see <text:span text:style-name="T6">subflow B</text:span>)</text:p>
      <text:p text:style-name="P5"/>
      <text:p text:style-name="P16"><text:span text:style-name="T1">- userB clicks on the match button</text:span><text:span text:style-name="T2"> is segued to the</text:span><text:span text:style-name="T1"> matchesView. </text:span><text:span text:style-name="T2">matchesview loads data from userB’s matchstatuses subcollection</text:span></text:p>
      <text:p text:style-name="P6"/>
      <text:p text:style-name="P11">- <text:span text:style-name="T8">userB</text:span> will see userA’s hangout status, which is also now displaying ‘ACCEPT’ and ‘REJECT’ buttons, <text:span text:style-name="T7">and interactivity is disabled </text:span>(see <text:span text:style-name="T6">subflow C</text:span>)</text:p>
      <text:p text:style-name="P5"/>
      <text:p text:style-name="P10">- if userB selects ‘REJECT’, userA’s hangout status disappears from their matchesview <text:span text:style-name="T9">and userA’s status is deleted from userB’s matchstatuses subcollection</text:span></text:p>
      <text:p text:style-name="P5"/>
      <text:p text:style-name="P10">- <text:span text:style-name="T7">if userB selects ‘ACCEPT’, both buttons disappear, and user B is immediately segued into a chat with userA</text:span></text:p>
      <text:p text:style-name="P10"/>
      <text:p text:style-name="P10">- <text:span text:style-name="T17">userA’s matchstatus entry’s ‘accepted’ will also be updated to ‘true’</text:span></text:p>
      <text:p text:style-name="P5"/>
      <text:p text:style-name="P10">- <text:span text:style-name="T9">now, a new subcollection will be added to the ‘chats’ collection in firestore named after the userA and userB – this will contain their messages</text:span></text:p>
      <text:p text:style-name="P10"/>
      <text:p text:style-name="P10">- <text:span text:style-name="T9">any messages sent by the user get saved to this collection and loaded into the messagingtableview</text:span></text:p>
      <text:p text:style-name="P10"/>
      <text:p text:style-name="P10">- <text:span text:style-name="T9">clicking ‘ACCEPT’ also triggers a few things for userA</text:span></text:p>
      <text:p text:style-name="P5"/>
      <text:p text:style-name="P10">- <text:span text:style-name="T9">first, it sends a notification to him informing him his request has been accepted</text:span></text:p>
      <text:p text:style-name="P5"/>
      <text:p text:style-name="P10">- <text:span text:style-name="T9">second, userB’s status is saved to userA’s firestore matchstatuses subcollection </text:span><text:span text:style-name="T10">and a number notification is added to his matches barbutton item</text:span></text:p>
      <text:p text:style-name="P10"/>
      <text:p text:style-name="P10"><text:soft-page-break/>- <text:span text:style-name="T10">when he navigates to matches, the tableview is populated by his matchstatuses subcollection</text:span></text:p>
      <text:p text:style-name="P5"/>
      <text:p text:style-name="P10">- <text:span text:style-name="T10">when he clicks on userB’s cell, her userID is grabbed and both of their userIDs are taken to find their ‘chat’ collection, which is then used to populate the chattableview</text:span></text:p>
      <text:p text:style-name="P5"/>
      <text:p text:style-name="P10">- <text:span text:style-name="T18">when ‘accept’ is pressed, a new unique ChatID is generated – this will serve to ID firestore chat docs for both users</text:span></text:p>
      <text:p text:style-name="P10"/>
      <text:p text:style-name="P17"><text:span text:style-name="T1">- </text:span><text:span text:style-name="T5">chatID will be written to each user’s matchStatus entry, just to store a record of it</text:span></text:p>
      <text:p text:style-name="P18"/>
      <text:p text:style-name="P19">- chatID will also create a doc of the same name in ‘chats’ collection, with a subcollection of ‘userIDs’, in which will be added both users’ names and IDs</text:p>
      <text:p text:style-name="P18"/>
      <text:p text:style-name="P18">- when a user sends a first message, we grab this chatID, and write the message, along with the specific userID, to ‘chats’ collection, document(chatID), subcollection(chats)</text:p>
      <text:p text:style-name="P5"/>
      <text:p text:style-name="P5"/>
      <text:p text:style-name="P5"/>
      <text:p text:style-name="P5"/>
      <text:p text:style-name="P2">SUBFLOW A</text:p>
      <text:p text:style-name="P2"/>
      <text:p text:style-name="P12">- <text:span text:style-name="T11">userB’s status is appended to a new array specially for keeping track of expiring statuses, along with a time stamp. This array is saved to firestore in a user subcollection called ‘expiring statuses’.</text:span></text:p>
      <text:p text:style-name="P7"/>
      <text:p text:style-name="P12">- <text:span text:style-name="T11">on viewdidload, this array is loaded up from firestore and iterated through, checking each timestamp against the current time. If the timestamp is 3 hours previous or more, the status is deleted from the array</text:span></text:p>
      <text:p text:style-name="P12"/>
      <text:p text:style-name="P12">- <text:span text:style-name="T11">userB’s status is deleted from both profiles and statuses array, and the tableview is reload</text:span></text:p>
      <text:p text:style-name="P12"/>
      <text:p text:style-name="P12">- <text:span text:style-name="T11">when data is reloaded into these two arrays, they are cross-checked with the expiring statuses array; if they match an item there, then this item is not loaded into statuses/profiles</text:span></text:p>
      <text:p text:style-name="P7"/>
      <text:p text:style-name="P7"/>
      <text:p text:style-name="P3">SUBFLOW B</text:p>
      <text:p text:style-name="P3"/>
      <text:p text:style-name="P13">- <text:span text:style-name="T14">every user has a firestore subcollection called ‘matchNotifications’</text:span></text:p>
      <text:p text:style-name="P8"/>
      <text:p text:style-name="P13">- <text:span text:style-name="T15">when userA taps on userB’s cell, a document is added to userB’s matchNotifications</text:span></text:p>
      <text:p text:style-name="P8"/>
      <text:p text:style-name="P13"><text:soft-page-break/>- <text:span text:style-name="T15">when userB loads their app, when they get availableDatesVC, their matchNotifications are loaded from firestore, and the badge displays the correct number</text:span></text:p>
      <text:p text:style-name="P8"/>
      <text:p text:style-name="P13">- <text:span text:style-name="T15">there is also a snapshot listener that listens for updates to matchNotifications while the app is open, and if a doc is added, then the badge count is also modified</text:span></text:p>
      <text:p text:style-name="P8"/>
      <text:p text:style-name="P13">- <text:span text:style-name="T15">once the user segues into matchesViewVC, all docs are deleted from the collection, resetting the badge count to zero</text:span></text:p>
      <text:p text:style-name="P8"/>
      <text:p text:style-name="P13">- <text:span text:style-name="T16">users who tap on another user multiple times should still only be represented by one notification</text:span></text:p>
      <text:p text:style-name="P8"/>
      <text:p text:style-name="P8"/>
      <text:p text:style-name="P4">SUBFLOW <text:span text:style-name="T12">C</text:span></text:p>
      <text:p text:style-name="P4"/>
      <text:p text:style-name="P14">- <text:span text:style-name="T12">when the user’s ‘matches’ subcollection is loaded, we check to see whether the ‘accepted’ field is set to true or false. If ‘false’, then a different tableViewCell is loaded containing the accept/reject buttons (or these buttons are just no longer hidden).</text:span></text:p>
      <text:p text:style-name="P9"/>
      <text:p text:style-name="P14">- <text:span text:style-name="T12">based on which kind of cell is loaded, we can also enable/disable user interactivity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9T22:50:11.986213132</meta:creation-date>
    <dc:date>2023-06-20T21:56:41.740272677</dc:date>
    <meta:editing-duration>P2DT7H30M6S</meta:editing-duration>
    <meta:editing-cycles>21</meta:editing-cycles>
    <meta:generator>LibreOffice/7.0.3.1$MacOSX_X86_64 LibreOffice_project/d7547858d014d4cf69878db179d326fc3483e082</meta:generator>
    <meta:document-statistic meta:table-count="0" meta:image-count="0" meta:object-count="0" meta:page-count="3" meta:paragraph-count="38" meta:word-count="729" meta:character-count="4366" meta:non-whitespace-character-count="3670"/>
  </office:meta>
</office:document-meta>
</file>